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Hermit" svg:font-family="Hermit"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style:font-name="Hermit"/>
    </style:style>
    <style:style style:name="P2" style:family="paragraph" style:parent-style-name="Standard">
      <style:text-properties style:font-name="Hermit" fo:font-size="8pt" style:font-size-asian="8pt" style:font-size-complex="8pt"/>
    </style:style>
    <style:style style:name="P3" style:family="paragraph" style:parent-style-name="Standard">
      <style:text-properties style:font-name="Hermit" fo:font-size="9pt" style:font-size-asian="9pt" style:font-size-complex="9pt"/>
    </style:style>
    <style:style style:name="P4" style:family="paragraph" style:parent-style-name="Standard">
      <style:text-properties style:font-name="Hermit" fo:font-size="10pt" style:font-size-asian="10pt" style:font-size-complex="10pt"/>
    </style:style>
    <style:style style:name="P5" style:family="paragraph" style:parent-style-name="Standard">
      <style:text-properties style:font-name="Hermit" fo:font-size="11pt" style:font-size-asian="11pt" style:font-size-complex="11pt"/>
    </style:style>
    <style:style style:name="P6" style:family="paragraph" style:parent-style-name="Standard">
      <style:text-properties style:font-name="Hermit" fo:font-size="13pt" style:font-size-asian="13pt" style:font-size-complex="13pt"/>
    </style:style>
    <style:style style:name="P7" style:family="paragraph" style:parent-style-name="Standard">
      <style:text-properties style:font-name="Hermit" fo:font-size="14pt" style:font-size-asian="14pt" style:font-size-complex="14pt"/>
    </style:style>
    <style:style style:name="P8" style:family="paragraph" style:parent-style-name="Standard">
      <style:text-properties style:font-name="Hermit" fo:font-size="15pt" style:font-size-asian="15pt" style:font-size-complex="15pt"/>
    </style:style>
    <style:style style:name="P9" style:family="paragraph" style:parent-style-name="Standard">
      <style:text-properties style:font-name="Hermit" fo:font-size="16pt" style:font-size-asian="16pt" style:font-size-complex="16pt"/>
    </style:style>
    <style:style style:name="P10" style:family="paragraph" style:parent-style-name="Standard">
      <style:text-properties style:font-name="Hermit" fo:font-size="18pt" style:font-size-asian="18pt" style:font-size-complex="18pt"/>
    </style:style>
    <style:style style:name="P11" style:family="paragraph" style:parent-style-name="Standard">
      <style:text-properties style:font-name="Hermit" fo:font-size="17pt" style:font-size-asian="17pt" style:font-size-complex="17pt"/>
    </style:style>
    <style:style style:name="P12" style:family="paragraph" style:parent-style-name="Standard">
      <style:paragraph-properties fo:break-before="page"/>
      <style:text-properties style:font-name="Hermit" fo:font-size="11pt" style:font-size-asian="11pt" style:font-size-complex="11pt"/>
    </style:style>
    <style:style style:name="P13" style:family="paragraph" style:parent-style-name="Text_20_body">
      <style:paragraph-properties fo:break-before="page"/>
      <style:text-properties style:font-name="Hermit" fo:font-size="11pt" style:font-size-asian="11pt" style:font-size-complex="11pt"/>
    </style:style>
    <style:style style:name="P14" style:family="paragraph" style:parent-style-name="Text_20_body">
      <style:text-properties style:font-name="Hermit" fo:font-size="11pt" style:font-size-asian="11pt" style:font-size-complex="11pt"/>
    </style:style>
    <style:style style:name="P15" style:family="paragraph" style:parent-style-name="Frame_20_contents">
      <style:text-properties style:font-name="Hermit" fo:font-size="72pt" style:font-size-asian="72pt" style:font-size-complex="72pt"/>
    </style:style>
    <style:style style:name="P16" style:family="paragraph" style:parent-style-name="Frame_20_contents">
      <style:paragraph-properties fo:text-align="end" style:justify-single-word="false"/>
      <style:text-properties style:font-name="Hermit" fo:font-size="18pt" style:font-size-asian="18pt" style:font-size-complex="18pt"/>
    </style:style>
    <style:style style:name="T1" style:family="text">
      <style:text-properties style:font-name="Hermit" fo:font-size="10pt" style:font-size-asian="10pt" style:font-size-complex="10pt"/>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Frame">
      <style:graphic-properties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925in" svg:y="1.2138in" svg:width="3.7728in" draw:z-index="0">
        <draw:text-box fo:min-height="0.9965in">
          <text:p text:style-name="P15">Hermit</text:p>
        </draw:text-box>
      </draw:frame>
      <draw:frame draw:style-name="fr2" draw:name="Frame2" text:anchor-type="page" text:anchor-page-number="1" svg:x="4.4362in" svg:y="2.7764in" svg:width="2.9161in" draw:z-index="1">
        <draw:text-box fo:min-height="6.3728in">
          <text:p text:style-name="P16">is a monospace font designed to be clear, pragmatic and very readable. Its creation has been focused on programming. Every glyph was carefully planned and calculated, according to defined principles and rules. For this reason, Hermit is coherent and regular.</text:p>
        </draw:text-box>
      </draw:frame>
      <text:p text:style-name="P2"><text:s/>!"#$%&amp;'()*+,-./0123456789:;&lt;=&gt;?</text:p>
      <text:p text:style-name="P2">@ABCDEFGHIJKLMNOPQRSTUVWXYZ[\]^_</text:p>
      <text:p text:style-name="P2">`abcdefghijklmnopqrstuvwxyz{|}~</text:p>
      <text:p text:style-name="P2">¡¢£€¥Š§š©ª«¬®¯°±²³Žµ¶·ž¹º»ŒœŸ¿</text:p>
      <text:p text:style-name="P2">ÀÁÂÃÄÅÆÇÈÉÊËÌÍÎÏÐÑÒÓÔÕÖ×ØÙÚÛÜÝÞß</text:p>
      <text:p text:style-name="P2">àáâãäåæçèéêëìíîïðñòóôõö÷øùúûüýþÿ</text:p>
      <text:p text:style-name="P2"/>
      <text:p text:style-name="P3"><text:s/>!"#$%&amp;'()*+,-./0123456789:;&lt;=&gt;?</text:p>
      <text:p text:style-name="P3">@ABCDEFGHIJKLMNOPQRSTUVWXYZ[\]^_</text:p>
      <text:p text:style-name="P3">`abcdefghijklmnopqrstuvwxyz{|}~</text:p>
      <text:p text:style-name="P3">¡¢£€¥Š§š©ª«¬®¯°±²³Žµ¶·ž¹º»ŒœŸ¿</text:p>
      <text:p text:style-name="P3">ÀÁÂÃÄÅÆÇÈÉÊËÌÍÎÏÐÑÒÓÔÕÖ×ØÙÚÛÜÝÞß</text:p>
      <text:p text:style-name="P3">àáâãäåæçèéêëìíîïðñòóôõö÷øùúûüýþÿ</text:p>
      <text:p text:style-name="P3"/>
      <text:p text:style-name="P4"><text:s/>!"#$%&amp;'()*+,-./0123456789:;&lt;=&gt;?</text:p>
      <text:p text:style-name="P4">@ABCDEFGHIJKLMNOPQRSTUVWXYZ[\]^_</text:p>
      <text:p text:style-name="P4">`abcdefghijklmnopqrstuvwxyz{|}~</text:p>
      <text:p text:style-name="P4">¡¢£€¥Š§š©ª«¬®¯°±²³Žµ¶·ž¹º»ŒœŸ¿</text:p>
      <text:p text:style-name="P4">ÀÁÂÃÄÅÆÇÈÉÊËÌÍÎÏÐÑÒÓÔÕÖ×ØÙÚÛÜÝÞß</text:p>
      <text:p text:style-name="P4">àáâãäåæçèéêëìíîïðñòóôõö÷øùúûüýþÿ</text:p>
      <text:p text:style-name="P4"/>
      <text:p text:style-name="P5"><text:s/>!"#$%&amp;'()*+,-./0123456789:;&lt;=&gt;?</text:p>
      <text:p text:style-name="P5">@ABCDEFGHIJKLMNOPQRSTUVWXYZ[\]^_</text:p>
      <text:p text:style-name="P5">`abcdefghijklmnopqrstuvwxyz{|}~</text:p>
      <text:p text:style-name="P5">¡¢£€¥Š§š©ª«¬®¯°±²³Žµ¶·ž¹º»ŒœŸ¿</text:p>
      <text:p text:style-name="P5">ÀÁÂÃÄÅÆÇÈÉÊËÌÍÎÏÐÑÒÓÔÕÖ×ØÙÚÛÜÝÞß</text:p>
      <text:p text:style-name="P5">àáâãäåæçèéêëìíîïðñòóôõö÷øùúûüýþÿ</text:p>
      <text:p text:style-name="P5"/>
      <text:p text:style-name="P1"><text:s/>!"#$%&amp;'()*+,-./0123456789:;&lt;=&gt;?</text:p>
      <text:p text:style-name="P1">@ABCDEFGHIJKLMNOPQRSTUVWXYZ[\]^_</text:p>
      <text:p text:style-name="P1">`abcdefghijklmnopqrstuvwxyz{|}~</text:p>
      <text:p text:style-name="P1">¡¢£€¥Š§š©ª«¬®¯°±²³Žµ¶·ž¹º»ŒœŸ¿</text:p>
      <text:p text:style-name="P1">ÀÁÂÃÄÅÆÇÈÉÊËÌÍÎÏÐÑÒÓÔÕÖ×ØÙÚÛÜÝÞß</text:p>
      <text:p text:style-name="P1">àáâãäåæçèéêëìíîïðñòóôõö÷øùúûüýþÿ</text:p>
      <text:p text:style-name="P1"/>
      <text:p text:style-name="P6"><text:s/>!"#$%&amp;'()*+,-./0123456789:;&lt;=&gt;?</text:p>
      <text:p text:style-name="P6">@ABCDEFGHIJKLMNOPQRSTUVWXYZ[\]^_</text:p>
      <text:p text:style-name="P6">`abcdefghijklmnopqrstuvwxyz{|}~</text:p>
      <text:p text:style-name="P6">¡¢£€¥Š§š©ª«¬®¯°±²³Žµ¶·ž¹º»ŒœŸ¿</text:p>
      <text:p text:style-name="P6">ÀÁÂÃÄÅÆÇÈÉÊËÌÍÎÏÐÑÒÓÔÕÖ×ØÙÚÛÜÝÞß</text:p>
      <text:p text:style-name="P6">àáâãäåæçèéêëìíîïðñòóôõö÷øùúûüýþÿ</text:p>
      <text:p text:style-name="P6"/>
      <text:p text:style-name="P7"><text:s/>!"#$%&amp;'()*+,-./0123456789:;&lt;=&gt;?</text:p>
      <text:p text:style-name="P7">@ABCDEFGHIJKLMNOPQRSTUVWXYZ[\]^_</text:p>
      <text:p text:style-name="P7">`abcdefghijklmnopqrstuvwxyz{|}~</text:p>
      <text:p text:style-name="P7">¡¢£€¥Š§š©ª«¬®¯°±²³Žµ¶·ž¹º»ŒœŸ¿</text:p>
      <text:p text:style-name="P7">ÀÁÂÃÄÅÆÇÈÉÊËÌÍÎÏÐÑÒÓÔÕÖ×ØÙÚÛÜÝÞß</text:p>
      <text:p text:style-name="P7">àáâãäåæçèéêëìíîïðñòóôõö÷øùúûüýþÿ</text:p>
      <text:p text:style-name="P1"><text:soft-page-break/></text:p>
      <text:p text:style-name="P8"><text:s/>!"#$%&amp;'()*+,-./0123456789:;&lt;=&gt;?</text:p>
      <text:p text:style-name="P8">@ABCDEFGHIJKLMNOPQRSTUVWXYZ[\]^_</text:p>
      <text:p text:style-name="P8">`abcdefghijklmnopqrstuvwxyz{|}~</text:p>
      <text:p text:style-name="P8">¡¢£€¥Š§š©ª«¬®¯°±²³Žµ¶·ž¹º»ŒœŸ¿</text:p>
      <text:p text:style-name="P8">ÀÁÂÃÄÅÆÇÈÉÊËÌÍÎÏÐÑÒÓÔÕÖ×ØÙÚÛÜÝÞß</text:p>
      <text:p text:style-name="P8">àáâãäåæçèéêëìíîïðñòóôõö÷øùúûüýþÿ</text:p>
      <text:p text:style-name="P1"/>
      <text:p text:style-name="P9"><text:s/>!"#$%&amp;'()*+,-./0123456789:;&lt;=&gt;?</text:p>
      <text:p text:style-name="P9">@ABCDEFGHIJKLMNOPQRSTUVWXYZ[\]^_</text:p>
      <text:p text:style-name="P9">`abcdefghijklmnopqrstuvwxyz{|}~</text:p>
      <text:p text:style-name="P9">¡¢£€¥Š§š©ª«¬®¯°±²³Žµ¶·ž¹º»ŒœŸ¿</text:p>
      <text:p text:style-name="P9">ÀÁÂÃÄÅÆÇÈÉÊËÌÍÎÏÐÑÒÓÔÕÖ×ØÙÚÛÜÝÞß</text:p>
      <text:p text:style-name="P9">àáâãäåæçèéêëìíîïðñòóôõö÷øùúûüýþÿ</text:p>
      <text:p text:style-name="P9"/>
      <text:p text:style-name="P11"><text:s/>!"#$%&amp;'()*+,-./0123456789:;&lt;=&gt;?</text:p>
      <text:p text:style-name="P11">@ABCDEFGHIJKLMNOPQRSTUVWXYZ[\]^_</text:p>
      <text:p text:style-name="P11">`abcdefghijklmnopqrstuvwxyz{|}~</text:p>
      <text:p text:style-name="P11">¡¢£€¥Š§š©ª«¬®¯°±²³Žµ¶·ž¹º»ŒœŸ¿</text:p>
      <text:p text:style-name="P11">ÀÁÂÃÄÅÆÇÈÉÊËÌÍÎÏÐÑÒÓÔÕÖ×ØÙÚÛÜÝÞß</text:p>
      <text:p text:style-name="P11">àáâãäåæçèéêëìíîïðñòóôõö÷øùúûüýþÿ</text:p>
      <text:p text:style-name="P9"/>
      <text:p text:style-name="P10"><text:s/>!"#$%&amp;'()*+,-./0123456789:;&lt;=&gt;?</text:p>
      <text:p text:style-name="P10">@ABCDEFGHIJKLMNOPQRSTUVWXYZ[\]^_</text:p>
      <text:p text:style-name="P10">`abcdefghijklmnopqrstuvwxyz{|}~</text:p>
      <text:p text:style-name="P10">¡¢£€¥Š§š©ª«¬®¯°±²³Žµ¶·ž¹º»ŒœŸ¿</text:p>
      <text:p text:style-name="P10">ÀÁÂÃÄÅÆÇÈÉÊËÌÍÎÏÐÑÒÓÔÕÖ×ØÙÚÛÜÝÞß</text:p>
      <text:p text:style-name="P10">àáâãäåæçèéêëìíîïðñòóôõö÷øùúûüýþÿ</text:p>
      <text:p text:style-name="P12"/>
      <text:p text:style-name="P5"/>
      <text:p text:style-name="P5"/>
      <text:p text:style-name="P5"/>
      <text:p text:style-name="P5"/>
      <text:p text:style-name="P5">#include &lt;stdio.h&gt;</text:p>
      <text:p text:style-name="P5">#include &lt;math.h&gt;</text:p>
      <text:p text:style-name="P5"/>
      <text:p text:style-name="P5">int if_prime(int n)</text:p>
      <text:p text:style-name="P5">{</text:p>
      <text:p text:style-name="P5"><text:s text:c="4"/>int i;</text:p>
      <text:p text:style-name="P5"/>
      <text:p text:style-name="P5"><text:s text:c="4"/>if (!(n % 2)) {</text:p>
      <text:p text:style-name="P5"><text:s text:c="8"/>return 0;</text:p>
      <text:p text:style-name="P5"><text:s text:c="4"/>}</text:p>
      <text:p text:style-name="P5"/>
      <text:p text:style-name="P5"><text:s text:c="4"/>for (i = 3; i &lt; sqrt(n) + 1; i += 2) {</text:p>
      <text:p text:style-name="P5"><text:s text:c="8"/>if (!(n % i)) {</text:p>
      <text:p text:style-name="P5"><text:s text:c="12"/>return 0;</text:p>
      <text:p text:style-name="P5"><text:s text:c="8"/>}</text:p>
      <text:p text:style-name="P5"><text:s text:c="4"/>}</text:p>
      <text:p text:style-name="P5"/>
      <text:p text:style-name="P5"><text:s text:c="4"/>return 1;</text:p>
      <text:p text:style-name="P5">}</text:p>
      <text:p text:style-name="P5"/>
      <text:p text:style-name="P5">int main(int argc, char *argv[])</text:p>
      <text:p text:style-name="P5">{</text:p>
      <text:p text:style-name="P5"><text:s text:c="4"/>int i;</text:p>
      <text:p text:style-name="P5"/>
      <text:p text:style-name="P5"><text:s text:c="4"/>for (i = 3; i &lt;= 100; i += 2) {</text:p>
      <text:p text:style-name="P5"><text:s text:c="8"/>if (if_prime(i)) {</text:p>
      <text:p text:style-name="P5"><text:s text:c="12"/>printf("%d\n", i);</text:p>
      <text:p text:style-name="P5"><text:s text:c="8"/>}</text:p>
      <text:p text:style-name="P5"><text:s text:c="4"/>}</text:p>
      <text:p text:style-name="P5"><text:s text:c="4"/>return 0;</text:p>
      <text:p text:style-name="P5">}</text:p>
      <text:p text:style-name="P13"/>
      <text:p text:style-name="P14"/>
      <text:p text:style-name="P14"><text:tab/>Lorem ipsum dolor sit amet, consectetur adipiscing elit. Quisque faucibus nulla turpis. Suspendisse non lectus consectetur, posuere nisi in, commodo nisi. Integer laoreet ultrices varius. Nam vitae ullamcorper ante. Fusce magna purus, tincidunt vitae nisi sed, scelerisque euismod sem. Suspendisse sodales urna bibendum urna placerat, facilisis tincidunt lorem blandit. Pellentesque habitant morbi tristique senectus et netus et malesuada fames ac turpis egestas. Phasellus nec sem eu arcu egestas dignissim et a elit. Praesent dignissim justo varius sapien ultrices laoreet sed eu erat. Aenean fringilla, tortor vitae euismod bibendum, lectus nisl tempor libero, nec consectetur nisi libero sed nulla. Phasellus facilisis purus vitae arcu malesuada, at pretium lectus dapibus. Aenean in est lorem.</text:p>
      <text:p text:style-name="P14"/>
      <text:p text:style-name="P14"><text:tab/>In hac habitasse platea dictumst. Vestibulum ante ipsum primis in faucibus orci luctus et ultrices posuere cubilia Curae; Ut rutrum orci a tristique mattis. Nam commodo nisi quis diam elementum viverra. Phasellus scelerisque magna erat, eget lacinia purus dictum condimentum. Aliquam eu eros volutpat, molestie felis sit amet, suscipit lacus. Nullam laoreet sapien a ultrices accumsan. Phasellus vel orci enim. Donec porta, nunc ut semper malesuada, mauris nulla viverra erat, eget ultrices quam mauris vel lectus. Vestibulum nec tincidunt velit, a ornare lectus. Donec eu lacinia libero, sit amet tempus eros. Integer pulvinar sem iaculis urna egestas commodo.</text:p>
      <text:p text:style-name="P14"/>
      <text:p text:style-name="P14"><text:tab/>Quisque nec mauris vitae metus congue sagittis vel vel nisi. Vestibulum non ipsum dignissim, varius diam sed, consequat quam. Nullam volutpat facilisis diam, id pulvinar est pulvinar non. Integer pharetra molestie ante sit amet cursus. Proin non tempor felis. Vivamus mauris arcu, ultricies eu vulputate semper, elementum eget odio. Morbi non faucibus diam. Duis convallis dui et sem rutrum eleifend. Mauris ac turpis egestas, dictum lorem ac, dapibus orci. Ut non sapien turpis. Aliquam adipiscing justo ut nisl porttitor, ac interdum sem convallis. Integer vel diam nec magna imperdiet commodo sed eu neque. Nullam dapibus turpis sit amet quam convallis, sit amet aliquam quam ullamcorper. Quisque quis augue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Hermit" svg:font-family="Hermit"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rmit" fo:font-size="10pt" style:font-size-asian="10pt" style:font-size-complex="10pt"/>
    </style:style>
    <style:page-layout style:name="Mpm1">
      <style:page-layout-properties fo:page-width="8.2701in" fo:page-height="11.6902in" style:num-format="1" style:print-orientation="portrait" fo:margin-top="0.75in" fo:margin-bottom="0.7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span text:style-name="MT1">Hermit v1 sample<text:tab/>Pablo Caro<text:tab/>&lt;</text:span><text:a xlink:type="simple" xlink:href="mailto:me@pcaro.es"><text:span text:style-name="MT1">me@pcaro.es</text:span></text:a><text:span text:style-name="MT1">&gt; - http://pcaro.e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03:16:46</meta:creation-date>
    <dc:date>2013-09-12T04:34:19</dc:date>
    <meta:editing-duration>PT31M52S</meta:editing-duration>
    <meta:editing-cycles>2</meta:editing-cycles>
    <meta:generator>LibreOffice/3.5$Linux_X86_64 LibreOffice_project/350m1$Build-2</meta:generator>
    <meta:document-statistic meta:table-count="0" meta:image-count="0" meta:object-count="0" meta:page-count="4" meta:paragraph-count="97" meta:word-count="561" meta:character-count="5019" meta:non-whitespace-character-count="4437"/>
  </office:meta>
</office:document-meta>
</file>